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DrawnInSlideshow" svg:x1="5.404cm" svg:y1="4.354cm" svg:x2="5.42cm" svg:y2="4.354cm">
          <text:p/>
        </draw:line>
        <draw:line draw:style-name="gr1" draw:text-style-name="P1" draw:layer="DrawnInSlideshow" svg:x1="5.42cm" svg:y1="4.354cm" svg:x2="5.437cm" svg:y2="4.354cm">
          <text:p/>
        </draw:line>
        <draw:line draw:style-name="gr1" draw:text-style-name="P1" draw:layer="DrawnInSlideshow" svg:x1="5.437cm" svg:y1="4.354cm" svg:x2="5.47cm" svg:y2="4.354cm">
          <text:p/>
        </draw:line>
        <draw:line draw:style-name="gr1" draw:text-style-name="P1" draw:layer="DrawnInSlideshow" svg:x1="5.47cm" svg:y1="4.354cm" svg:x2="5.487cm" svg:y2="4.354cm">
          <text:p/>
        </draw:line>
        <draw:line draw:style-name="gr1" draw:text-style-name="P1" draw:layer="DrawnInSlideshow" svg:x1="5.487cm" svg:y1="4.354cm" svg:x2="5.521cm" svg:y2="4.354cm">
          <text:p/>
        </draw:line>
        <draw:line draw:style-name="gr1" draw:text-style-name="P1" draw:layer="DrawnInSlideshow" svg:x1="5.521cm" svg:y1="4.354cm" svg:x2="5.571cm" svg:y2="4.354cm">
          <text:p/>
        </draw:line>
        <draw:line draw:style-name="gr1" draw:text-style-name="P1" draw:layer="DrawnInSlideshow" svg:x1="5.571cm" svg:y1="4.354cm" svg:x2="5.621cm" svg:y2="4.354cm">
          <text:p/>
        </draw:line>
        <draw:line draw:style-name="gr1" draw:text-style-name="P1" draw:layer="DrawnInSlideshow" svg:x1="5.621cm" svg:y1="4.354cm" svg:x2="5.654cm" svg:y2="4.371cm">
          <text:p/>
        </draw:line>
        <draw:line draw:style-name="gr1" draw:text-style-name="P1" draw:layer="DrawnInSlideshow" svg:x1="5.654cm" svg:y1="4.371cm" svg:x2="5.721cm" svg:y2="4.371cm">
          <text:p/>
        </draw:line>
        <draw:line draw:style-name="gr1" draw:text-style-name="P1" draw:layer="DrawnInSlideshow" svg:x1="5.721cm" svg:y1="4.371cm" svg:x2="5.771cm" svg:y2="4.371cm">
          <text:p/>
        </draw:line>
        <draw:line draw:style-name="gr1" draw:text-style-name="P1" draw:layer="DrawnInSlideshow" svg:x1="5.771cm" svg:y1="4.371cm" svg:x2="5.837cm" svg:y2="4.387cm">
          <text:p/>
        </draw:line>
        <draw:line draw:style-name="gr1" draw:text-style-name="P1" draw:layer="DrawnInSlideshow" svg:x1="5.837cm" svg:y1="4.387cm" svg:x2="5.871cm" svg:y2="4.387cm">
          <text:p/>
        </draw:line>
        <draw:line draw:style-name="gr1" draw:text-style-name="P1" draw:layer="DrawnInSlideshow" svg:x1="5.871cm" svg:y1="4.387cm" svg:x2="5.921cm" svg:y2="4.387cm">
          <text:p/>
        </draw:line>
        <draw:line draw:style-name="gr1" draw:text-style-name="P1" draw:layer="DrawnInSlideshow" svg:x1="5.921cm" svg:y1="4.387cm" svg:x2="5.987cm" svg:y2="4.404cm">
          <text:p/>
        </draw:line>
        <draw:line draw:style-name="gr1" draw:text-style-name="P1" draw:layer="DrawnInSlideshow" svg:x1="5.987cm" svg:y1="4.404cm" svg:x2="6.038cm" svg:y2="4.404cm">
          <text:p/>
        </draw:line>
        <draw:line draw:style-name="gr1" draw:text-style-name="P1" draw:layer="DrawnInSlideshow" svg:x1="6.038cm" svg:y1="4.404cm" svg:x2="6.104cm" svg:y2="4.421cm">
          <text:p/>
        </draw:line>
        <draw:line draw:style-name="gr1" draw:text-style-name="P1" draw:layer="DrawnInSlideshow" svg:x1="6.104cm" svg:y1="4.421cm" svg:x2="6.221cm" svg:y2="4.437cm">
          <text:p/>
        </draw:line>
        <draw:line draw:style-name="gr1" draw:text-style-name="P1" draw:layer="DrawnInSlideshow" svg:x1="6.221cm" svg:y1="4.437cm" svg:x2="6.338cm" svg:y2="4.454cm">
          <text:p/>
        </draw:line>
        <draw:line draw:style-name="gr1" draw:text-style-name="P1" draw:layer="DrawnInSlideshow" svg:x1="6.338cm" svg:y1="4.454cm" svg:x2="6.454cm" svg:y2="4.471cm">
          <text:p/>
        </draw:line>
        <draw:line draw:style-name="gr1" draw:text-style-name="P1" draw:layer="DrawnInSlideshow" svg:x1="6.454cm" svg:y1="4.471cm" svg:x2="6.605cm" svg:y2="4.487cm">
          <text:p/>
        </draw:line>
        <draw:line draw:style-name="gr1" draw:text-style-name="P1" draw:layer="DrawnInSlideshow" svg:x1="6.605cm" svg:y1="4.487cm" svg:x2="6.738cm" svg:y2="4.487cm">
          <text:p/>
        </draw:line>
        <draw:line draw:style-name="gr1" draw:text-style-name="P1" draw:layer="DrawnInSlideshow" svg:x1="6.738cm" svg:y1="4.487cm" svg:x2="6.905cm" svg:y2="4.521cm">
          <text:p/>
        </draw:line>
        <draw:line draw:style-name="gr1" draw:text-style-name="P1" draw:layer="DrawnInSlideshow" svg:x1="6.905cm" svg:y1="4.521cm" svg:x2="7.055cm" svg:y2="4.538cm">
          <text:p/>
        </draw:line>
        <draw:line draw:style-name="gr1" draw:text-style-name="P1" draw:layer="DrawnInSlideshow" svg:x1="7.055cm" svg:y1="4.538cm" svg:x2="7.222cm" svg:y2="4.538cm">
          <text:p/>
        </draw:line>
        <draw:line draw:style-name="gr1" draw:text-style-name="P1" draw:layer="DrawnInSlideshow" svg:x1="7.222cm" svg:y1="4.538cm" svg:x2="7.422cm" svg:y2="4.538cm">
          <text:p/>
        </draw:line>
        <draw:line draw:style-name="gr1" draw:text-style-name="P1" draw:layer="DrawnInSlideshow" svg:x1="7.422cm" svg:y1="4.538cm" svg:x2="7.639cm" svg:y2="4.538cm">
          <text:p/>
        </draw:line>
        <draw:line draw:style-name="gr1" draw:text-style-name="P1" draw:layer="DrawnInSlideshow" svg:x1="7.639cm" svg:y1="4.538cm" svg:x2="7.839cm" svg:y2="4.538cm">
          <text:p/>
        </draw:line>
        <draw:line draw:style-name="gr1" draw:text-style-name="P1" draw:layer="DrawnInSlideshow" svg:x1="7.839cm" svg:y1="4.538cm" svg:x2="8.089cm" svg:y2="4.538cm">
          <text:p/>
        </draw:line>
        <draw:line draw:style-name="gr1" draw:text-style-name="P1" draw:layer="DrawnInSlideshow" svg:x1="8.089cm" svg:y1="4.538cm" svg:x2="8.272cm" svg:y2="4.538cm">
          <text:p/>
        </draw:line>
        <draw:line draw:style-name="gr1" draw:text-style-name="P1" draw:layer="DrawnInSlideshow" svg:x1="8.272cm" svg:y1="4.538cm" svg:x2="8.506cm" svg:y2="4.538cm">
          <text:p/>
        </draw:line>
        <draw:line draw:style-name="gr1" draw:text-style-name="P1" draw:layer="DrawnInSlideshow" svg:x1="8.506cm" svg:y1="4.538cm" svg:x2="8.723cm" svg:y2="4.538cm">
          <text:p/>
        </draw:line>
        <draw:line draw:style-name="gr1" draw:text-style-name="P1" draw:layer="DrawnInSlideshow" svg:x1="8.723cm" svg:y1="4.538cm" svg:x2="8.906cm" svg:y2="4.538cm">
          <text:p/>
        </draw:line>
        <draw:line draw:style-name="gr1" draw:text-style-name="P1" draw:layer="DrawnInSlideshow" svg:x1="8.906cm" svg:y1="4.538cm" svg:x2="9.106cm" svg:y2="4.538cm">
          <text:p/>
        </draw:line>
        <draw:line draw:style-name="gr1" draw:text-style-name="P1" draw:layer="DrawnInSlideshow" svg:x1="9.106cm" svg:y1="4.538cm" svg:x2="9.306cm" svg:y2="4.538cm">
          <text:p/>
        </draw:line>
        <draw:line draw:style-name="gr1" draw:text-style-name="P1" draw:layer="DrawnInSlideshow" svg:x1="9.306cm" svg:y1="4.538cm" svg:x2="9.473cm" svg:y2="4.538cm">
          <text:p/>
        </draw:line>
        <draw:line draw:style-name="gr1" draw:text-style-name="P1" draw:layer="DrawnInSlideshow" svg:x1="9.473cm" svg:y1="4.538cm" svg:x2="9.64cm" svg:y2="4.538cm">
          <text:p/>
        </draw:line>
        <draw:line draw:style-name="gr1" draw:text-style-name="P1" draw:layer="DrawnInSlideshow" svg:x1="9.64cm" svg:y1="4.538cm" svg:x2="9.773cm" svg:y2="4.538cm">
          <text:p/>
        </draw:line>
        <draw:line draw:style-name="gr1" draw:text-style-name="P1" draw:layer="DrawnInSlideshow" svg:x1="9.773cm" svg:y1="4.538cm" svg:x2="9.89cm" svg:y2="4.538cm">
          <text:p/>
        </draw:line>
        <draw:line draw:style-name="gr1" draw:text-style-name="P1" draw:layer="DrawnInSlideshow" svg:x1="9.89cm" svg:y1="4.538cm" svg:x2="9.974cm" svg:y2="4.538cm">
          <text:p/>
        </draw:line>
        <draw:line draw:style-name="gr1" draw:text-style-name="P1" draw:layer="DrawnInSlideshow" svg:x1="9.974cm" svg:y1="4.538cm" svg:x2="10.057cm" svg:y2="4.538cm">
          <text:p/>
        </draw:line>
        <draw:line draw:style-name="gr1" draw:text-style-name="P1" draw:layer="DrawnInSlideshow" svg:x1="10.057cm" svg:y1="4.538cm" svg:x2="10.124cm" svg:y2="4.538cm">
          <text:p/>
        </draw:line>
        <draw:line draw:style-name="gr1" draw:text-style-name="P1" draw:layer="DrawnInSlideshow" svg:x1="10.124cm" svg:y1="4.538cm" svg:x2="10.19cm" svg:y2="4.538cm">
          <text:p/>
        </draw:line>
        <draw:line draw:style-name="gr1" draw:text-style-name="P1" draw:layer="DrawnInSlideshow" svg:x1="10.19cm" svg:y1="4.538cm" svg:x2="10.257cm" svg:y2="4.538cm">
          <text:p/>
        </draw:line>
        <draw:line draw:style-name="gr1" draw:text-style-name="P1" draw:layer="DrawnInSlideshow" svg:x1="10.257cm" svg:y1="4.538cm" svg:x2="10.29cm" svg:y2="4.538cm">
          <text:p/>
        </draw:line>
        <draw:line draw:style-name="gr1" draw:text-style-name="P1" draw:layer="DrawnInSlideshow" svg:x1="10.29cm" svg:y1="4.538cm" svg:x2="10.357cm" svg:y2="4.538cm">
          <text:p/>
        </draw:line>
        <draw:line draw:style-name="gr1" draw:text-style-name="P1" draw:layer="DrawnInSlideshow" svg:x1="10.357cm" svg:y1="4.538cm" svg:x2="10.407cm" svg:y2="4.538cm">
          <text:p/>
        </draw:line>
        <draw:line draw:style-name="gr1" draw:text-style-name="P1" draw:layer="DrawnInSlideshow" svg:x1="10.407cm" svg:y1="4.538cm" svg:x2="10.441cm" svg:y2="4.538cm">
          <text:p/>
        </draw:line>
        <draw:line draw:style-name="gr1" draw:text-style-name="P1" draw:layer="DrawnInSlideshow" svg:x1="10.441cm" svg:y1="4.538cm" svg:x2="10.491cm" svg:y2="4.538cm">
          <text:p/>
        </draw:line>
        <draw:line draw:style-name="gr1" draw:text-style-name="P1" draw:layer="DrawnInSlideshow" svg:x1="10.491cm" svg:y1="4.538cm" svg:x2="10.541cm" svg:y2="4.538cm">
          <text:p/>
        </draw:line>
        <draw:line draw:style-name="gr1" draw:text-style-name="P1" draw:layer="DrawnInSlideshow" svg:x1="10.541cm" svg:y1="4.538cm" svg:x2="10.591cm" svg:y2="4.538cm">
          <text:p/>
        </draw:line>
        <draw:line draw:style-name="gr1" draw:text-style-name="P1" draw:layer="DrawnInSlideshow" svg:x1="10.591cm" svg:y1="4.538cm" svg:x2="10.657cm" svg:y2="4.538cm">
          <text:p/>
        </draw:line>
        <draw:line draw:style-name="gr1" draw:text-style-name="P1" draw:layer="DrawnInSlideshow" svg:x1="10.657cm" svg:y1="4.538cm" svg:x2="10.707cm" svg:y2="4.538cm">
          <text:p/>
        </draw:line>
        <draw:line draw:style-name="gr1" draw:text-style-name="P1" draw:layer="DrawnInSlideshow" svg:x1="10.707cm" svg:y1="4.538cm" svg:x2="10.791cm" svg:y2="4.538cm">
          <text:p/>
        </draw:line>
        <draw:line draw:style-name="gr1" draw:text-style-name="P1" draw:layer="DrawnInSlideshow" svg:x1="10.791cm" svg:y1="4.538cm" svg:x2="10.858cm" svg:y2="4.538cm">
          <text:p/>
        </draw:line>
        <draw:line draw:style-name="gr1" draw:text-style-name="P1" draw:layer="DrawnInSlideshow" svg:x1="10.858cm" svg:y1="4.538cm" svg:x2="10.891cm" svg:y2="4.538cm">
          <text:p/>
        </draw:line>
        <draw:line draw:style-name="gr1" draw:text-style-name="P1" draw:layer="DrawnInSlideshow" svg:x1="10.891cm" svg:y1="4.538cm" svg:x2="10.941cm" svg:y2="4.538cm">
          <text:p/>
        </draw:line>
        <draw:line draw:style-name="gr1" draw:text-style-name="P1" draw:layer="DrawnInSlideshow" svg:x1="10.941cm" svg:y1="4.538cm" svg:x2="10.991cm" svg:y2="4.538cm">
          <text:p/>
        </draw:line>
        <draw:line draw:style-name="gr1" draw:text-style-name="P1" draw:layer="DrawnInSlideshow" svg:x1="10.991cm" svg:y1="4.538cm" svg:x2="11.008cm" svg:y2="4.538cm">
          <text:p/>
        </draw:line>
        <draw:line draw:style-name="gr1" draw:text-style-name="P1" draw:layer="DrawnInSlideshow" svg:x1="11.008cm" svg:y1="4.538cm" svg:x2="11.024cm" svg:y2="4.538cm">
          <text:p/>
        </draw:line>
        <draw:line draw:style-name="gr1" draw:text-style-name="P1" draw:layer="DrawnInSlideshow" svg:x1="11.024cm" svg:y1="4.538cm" svg:x2="11.041cm" svg:y2="4.538cm">
          <text:p/>
        </draw:line>
        <draw:line draw:style-name="gr1" draw:text-style-name="P1" draw:layer="DrawnInSlideshow" svg:x1="11.041cm" svg:y1="4.538cm" svg:x2="11.058cm" svg:y2="4.538cm">
          <text:p/>
        </draw:line>
        <draw:line draw:style-name="gr1" draw:text-style-name="P1" draw:layer="DrawnInSlideshow" svg:x1="8.473cm" svg:y1="6.656cm" svg:x2="8.473cm" svg:y2="6.706cm">
          <text:p/>
        </draw:line>
        <draw:line draw:style-name="gr1" draw:text-style-name="P1" draw:layer="DrawnInSlideshow" svg:x1="8.473cm" svg:y1="6.706cm" svg:x2="8.473cm" svg:y2="6.74cm">
          <text:p/>
        </draw:line>
        <draw:line draw:style-name="gr1" draw:text-style-name="P1" draw:layer="DrawnInSlideshow" svg:x1="8.473cm" svg:y1="6.74cm" svg:x2="8.473cm" svg:y2="6.773cm">
          <text:p/>
        </draw:line>
        <draw:line draw:style-name="gr1" draw:text-style-name="P1" draw:layer="DrawnInSlideshow" svg:x1="8.473cm" svg:y1="6.773cm" svg:x2="8.473cm" svg:y2="6.823cm">
          <text:p/>
        </draw:line>
        <draw:line draw:style-name="gr1" draw:text-style-name="P1" draw:layer="DrawnInSlideshow" svg:x1="8.473cm" svg:y1="6.823cm" svg:x2="8.473cm" svg:y2="6.873cm">
          <text:p/>
        </draw:line>
        <draw:line draw:style-name="gr1" draw:text-style-name="P1" draw:layer="DrawnInSlideshow" svg:x1="8.473cm" svg:y1="6.873cm" svg:x2="8.473cm" svg:y2="6.906cm">
          <text:p/>
        </draw:line>
        <draw:line draw:style-name="gr1" draw:text-style-name="P1" draw:layer="DrawnInSlideshow" svg:x1="8.473cm" svg:y1="6.906cm" svg:x2="8.473cm" svg:y2="6.973cm">
          <text:p/>
        </draw:line>
        <draw:line draw:style-name="gr1" draw:text-style-name="P1" draw:layer="DrawnInSlideshow" svg:x1="8.473cm" svg:y1="6.973cm" svg:x2="8.473cm" svg:y2="7.04cm">
          <text:p/>
        </draw:line>
        <draw:line draw:style-name="gr1" draw:text-style-name="P1" draw:layer="DrawnInSlideshow" svg:x1="8.473cm" svg:y1="7.04cm" svg:x2="8.473cm" svg:y2="7.073cm">
          <text:p/>
        </draw:line>
        <draw:line draw:style-name="gr1" draw:text-style-name="P1" draw:layer="DrawnInSlideshow" svg:x1="8.473cm" svg:y1="7.073cm" svg:x2="8.473cm" svg:y2="7.14cm">
          <text:p/>
        </draw:line>
        <draw:line draw:style-name="gr1" draw:text-style-name="P1" draw:layer="DrawnInSlideshow" svg:x1="8.473cm" svg:y1="7.14cm" svg:x2="8.473cm" svg:y2="7.207cm">
          <text:p/>
        </draw:line>
        <draw:line draw:style-name="gr1" draw:text-style-name="P1" draw:layer="DrawnInSlideshow" svg:x1="8.473cm" svg:y1="7.207cm" svg:x2="8.473cm" svg:y2="7.29cm">
          <text:p/>
        </draw:line>
        <draw:line draw:style-name="gr1" draw:text-style-name="P1" draw:layer="DrawnInSlideshow" svg:x1="8.473cm" svg:y1="7.29cm" svg:x2="8.489cm" svg:y2="7.357cm">
          <text:p/>
        </draw:line>
        <draw:line draw:style-name="gr1" draw:text-style-name="P1" draw:layer="DrawnInSlideshow" svg:x1="8.489cm" svg:y1="7.357cm" svg:x2="8.506cm" svg:y2="7.44cm">
          <text:p/>
        </draw:line>
        <draw:line draw:style-name="gr1" draw:text-style-name="P1" draw:layer="DrawnInSlideshow" svg:x1="8.506cm" svg:y1="7.44cm" svg:x2="8.523cm" svg:y2="7.54cm">
          <text:p/>
        </draw:line>
        <draw:line draw:style-name="gr1" draw:text-style-name="P1" draw:layer="DrawnInSlideshow" svg:x1="8.523cm" svg:y1="7.54cm" svg:x2="8.523cm" svg:y2="7.607cm">
          <text:p/>
        </draw:line>
        <draw:line draw:style-name="gr1" draw:text-style-name="P1" draw:layer="DrawnInSlideshow" svg:x1="8.523cm" svg:y1="7.607cm" svg:x2="8.539cm" svg:y2="7.69cm">
          <text:p/>
        </draw:line>
        <draw:line draw:style-name="gr1" draw:text-style-name="P1" draw:layer="DrawnInSlideshow" svg:x1="8.539cm" svg:y1="7.69cm" svg:x2="8.539cm" svg:y2="7.774cm">
          <text:p/>
        </draw:line>
        <draw:line draw:style-name="gr1" draw:text-style-name="P1" draw:layer="DrawnInSlideshow" svg:x1="8.539cm" svg:y1="7.774cm" svg:x2="8.539cm" svg:y2="7.841cm">
          <text:p/>
        </draw:line>
        <draw:line draw:style-name="gr1" draw:text-style-name="P1" draw:layer="DrawnInSlideshow" svg:x1="8.539cm" svg:y1="7.841cm" svg:x2="8.539cm" svg:y2="7.891cm">
          <text:p/>
        </draw:line>
        <draw:line draw:style-name="gr1" draw:text-style-name="P1" draw:layer="DrawnInSlideshow" svg:x1="8.539cm" svg:y1="7.891cm" svg:x2="8.539cm" svg:y2="7.957cm">
          <text:p/>
        </draw:line>
        <draw:line draw:style-name="gr1" draw:text-style-name="P1" draw:layer="DrawnInSlideshow" svg:x1="8.539cm" svg:y1="7.957cm" svg:x2="8.539cm" svg:y2="8.024cm">
          <text:p/>
        </draw:line>
        <draw:line draw:style-name="gr1" draw:text-style-name="P1" draw:layer="DrawnInSlideshow" svg:x1="8.539cm" svg:y1="8.024cm" svg:x2="8.539cm" svg:y2="8.057cm">
          <text:p/>
        </draw:line>
        <draw:line draw:style-name="gr1" draw:text-style-name="P1" draw:layer="DrawnInSlideshow" svg:x1="8.539cm" svg:y1="8.057cm" svg:x2="8.556cm" svg:y2="8.124cm">
          <text:p/>
        </draw:line>
        <draw:line draw:style-name="gr1" draw:text-style-name="P1" draw:layer="DrawnInSlideshow" svg:x1="8.556cm" svg:y1="8.124cm" svg:x2="8.556cm" svg:y2="8.191cm">
          <text:p/>
        </draw:line>
        <draw:line draw:style-name="gr1" draw:text-style-name="P1" draw:layer="DrawnInSlideshow" svg:x1="8.556cm" svg:y1="8.191cm" svg:x2="8.556cm" svg:y2="8.258cm">
          <text:p/>
        </draw:line>
        <draw:line draw:style-name="gr1" draw:text-style-name="P1" draw:layer="DrawnInSlideshow" svg:x1="8.556cm" svg:y1="8.258cm" svg:x2="8.556cm" svg:y2="8.291cm">
          <text:p/>
        </draw:line>
        <draw:line draw:style-name="gr1" draw:text-style-name="P1" draw:layer="DrawnInSlideshow" svg:x1="8.556cm" svg:y1="8.291cm" svg:x2="8.556cm" svg:y2="8.341cm">
          <text:p/>
        </draw:line>
        <draw:line draw:style-name="gr1" draw:text-style-name="P1" draw:layer="DrawnInSlideshow" svg:x1="8.556cm" svg:y1="8.341cm" svg:x2="8.556cm" svg:y2="8.408cm">
          <text:p/>
        </draw:line>
        <draw:line draw:style-name="gr1" draw:text-style-name="P1" draw:layer="DrawnInSlideshow" svg:x1="8.556cm" svg:y1="8.408cm" svg:x2="8.556cm" svg:y2="8.475cm">
          <text:p/>
        </draw:line>
        <draw:line draw:style-name="gr1" draw:text-style-name="P1" draw:layer="DrawnInSlideshow" svg:x1="8.556cm" svg:y1="8.475cm" svg:x2="8.556cm" svg:y2="8.508cm">
          <text:p/>
        </draw:line>
        <draw:line draw:style-name="gr1" draw:text-style-name="P1" draw:layer="DrawnInSlideshow" svg:x1="8.556cm" svg:y1="8.508cm" svg:x2="8.573cm" svg:y2="8.558cm">
          <text:p/>
        </draw:line>
        <draw:line draw:style-name="gr1" draw:text-style-name="P1" draw:layer="DrawnInSlideshow" svg:x1="8.573cm" svg:y1="8.558cm" svg:x2="8.573cm" svg:y2="8.625cm">
          <text:p/>
        </draw:line>
        <draw:line draw:style-name="gr1" draw:text-style-name="P1" draw:layer="DrawnInSlideshow" svg:x1="8.573cm" svg:y1="8.625cm" svg:x2="8.573cm" svg:y2="8.658cm">
          <text:p/>
        </draw:line>
        <draw:line draw:style-name="gr1" draw:text-style-name="P1" draw:layer="DrawnInSlideshow" svg:x1="8.573cm" svg:y1="8.658cm" svg:x2="8.573cm" svg:y2="8.725cm">
          <text:p/>
        </draw:line>
        <draw:line draw:style-name="gr1" draw:text-style-name="P1" draw:layer="DrawnInSlideshow" svg:x1="8.573cm" svg:y1="8.725cm" svg:x2="8.573cm" svg:y2="8.808cm">
          <text:p/>
        </draw:line>
        <draw:line draw:style-name="gr1" draw:text-style-name="P1" draw:layer="DrawnInSlideshow" svg:x1="8.573cm" svg:y1="8.808cm" svg:x2="8.573cm" svg:y2="8.858cm">
          <text:p/>
        </draw:line>
        <draw:line draw:style-name="gr1" draw:text-style-name="P1" draw:layer="DrawnInSlideshow" svg:x1="8.573cm" svg:y1="8.858cm" svg:x2="8.573cm" svg:y2="8.925cm">
          <text:p/>
        </draw:line>
        <draw:line draw:style-name="gr1" draw:text-style-name="P1" draw:layer="DrawnInSlideshow" svg:x1="8.573cm" svg:y1="8.925cm" svg:x2="8.573cm" svg:y2="8.975cm">
          <text:p/>
        </draw:line>
        <draw:line draw:style-name="gr1" draw:text-style-name="P1" draw:layer="DrawnInSlideshow" svg:x1="8.573cm" svg:y1="8.975cm" svg:x2="8.573cm" svg:y2="9.042cm">
          <text:p/>
        </draw:line>
        <draw:line draw:style-name="gr1" draw:text-style-name="P1" draw:layer="DrawnInSlideshow" svg:x1="8.573cm" svg:y1="9.042cm" svg:x2="8.573cm" svg:y2="9.108cm">
          <text:p/>
        </draw:line>
        <draw:line draw:style-name="gr1" draw:text-style-name="P1" draw:layer="DrawnInSlideshow" svg:x1="8.573cm" svg:y1="9.108cm" svg:x2="8.573cm" svg:y2="9.142cm">
          <text:p/>
        </draw:line>
        <draw:line draw:style-name="gr1" draw:text-style-name="P1" draw:layer="DrawnInSlideshow" svg:x1="8.573cm" svg:y1="9.142cm" svg:x2="8.573cm" svg:y2="9.225cm">
          <text:p/>
        </draw:line>
        <draw:line draw:style-name="gr1" draw:text-style-name="P1" draw:layer="DrawnInSlideshow" svg:x1="8.573cm" svg:y1="9.225cm" svg:x2="8.573cm" svg:y2="9.292cm">
          <text:p/>
        </draw:line>
        <draw:line draw:style-name="gr1" draw:text-style-name="P1" draw:layer="DrawnInSlideshow" svg:x1="8.573cm" svg:y1="9.292cm" svg:x2="8.573cm" svg:y2="9.359cm">
          <text:p/>
        </draw:line>
        <draw:line draw:style-name="gr1" draw:text-style-name="P1" draw:layer="DrawnInSlideshow" svg:x1="8.573cm" svg:y1="9.359cm" svg:x2="8.573cm" svg:y2="9.409cm">
          <text:p/>
        </draw:line>
        <draw:line draw:style-name="gr1" draw:text-style-name="P1" draw:layer="DrawnInSlideshow" svg:x1="8.573cm" svg:y1="9.409cm" svg:x2="8.573cm" svg:y2="9.459cm">
          <text:p/>
        </draw:line>
        <draw:line draw:style-name="gr1" draw:text-style-name="P1" draw:layer="DrawnInSlideshow" svg:x1="8.573cm" svg:y1="9.459cm" svg:x2="8.573cm" svg:y2="9.509cm">
          <text:p/>
        </draw:line>
        <draw:line draw:style-name="gr1" draw:text-style-name="P1" draw:layer="DrawnInSlideshow" svg:x1="8.573cm" svg:y1="9.509cm" svg:x2="8.573cm" svg:y2="9.559cm">
          <text:p/>
        </draw:line>
        <draw:line draw:style-name="gr1" draw:text-style-name="P1" draw:layer="DrawnInSlideshow" svg:x1="8.573cm" svg:y1="9.559cm" svg:x2="8.573cm" svg:y2="9.592cm">
          <text:p/>
        </draw:line>
        <draw:line draw:style-name="gr1" draw:text-style-name="P1" draw:layer="DrawnInSlideshow" svg:x1="8.573cm" svg:y1="9.592cm" svg:x2="8.573cm" svg:y2="9.642cm">
          <text:p/>
        </draw:line>
        <draw:line draw:style-name="gr1" draw:text-style-name="P1" draw:layer="DrawnInSlideshow" svg:x1="8.573cm" svg:y1="9.642cm" svg:x2="8.573cm" svg:y2="9.676cm">
          <text:p/>
        </draw:line>
        <draw:line draw:style-name="gr1" draw:text-style-name="P1" draw:layer="DrawnInSlideshow" svg:x1="8.573cm" svg:y1="9.676cm" svg:x2="8.573cm" svg:y2="9.692cm">
          <text:p/>
        </draw:line>
        <draw:line draw:style-name="gr1" draw:text-style-name="P1" draw:layer="DrawnInSlideshow" svg:x1="8.573cm" svg:y1="9.692cm" svg:x2="8.573cm" svg:y2="9.726cm">
          <text:p/>
        </draw:line>
        <draw:line draw:style-name="gr1" draw:text-style-name="P1" draw:layer="DrawnInSlideshow" svg:x1="8.573cm" svg:y1="9.726cm" svg:x2="8.573cm" svg:y2="9.742cm">
          <text:p/>
        </draw:line>
        <draw:line draw:style-name="gr1" draw:text-style-name="P1" draw:layer="DrawnInSlideshow" svg:x1="8.573cm" svg:y1="9.742cm" svg:x2="8.573cm" svg:y2="9.776cm">
          <text:p/>
        </draw:line>
        <draw:line draw:style-name="gr1" draw:text-style-name="P1" draw:layer="DrawnInSlideshow" svg:x1="8.573cm" svg:y1="9.776cm" svg:x2="8.573cm" svg:y2="9.826cm">
          <text:p/>
        </draw:line>
        <draw:line draw:style-name="gr1" draw:text-style-name="P1" draw:layer="DrawnInSlideshow" svg:x1="8.573cm" svg:y1="9.826cm" svg:x2="8.573cm" svg:y2="9.842cm">
          <text:p/>
        </draw:line>
        <draw:line draw:style-name="gr1" draw:text-style-name="P1" draw:layer="DrawnInSlideshow" svg:x1="8.573cm" svg:y1="9.842cm" svg:x2="8.556cm" svg:y2="9.892cm">
          <text:p/>
        </draw:line>
        <draw:line draw:style-name="gr1" draw:text-style-name="P1" draw:layer="DrawnInSlideshow" svg:x1="8.556cm" svg:y1="9.892cm" svg:x2="8.556cm" svg:y2="9.926cm">
          <text:p/>
        </draw:line>
        <draw:line draw:style-name="gr1" draw:text-style-name="P1" draw:layer="DrawnInSlideshow" svg:x1="8.556cm" svg:y1="9.926cm" svg:x2="8.556cm" svg:y2="9.959cm">
          <text:p/>
        </draw:line>
        <draw:line draw:style-name="gr1" draw:text-style-name="P1" draw:layer="DrawnInSlideshow" svg:x1="8.556cm" svg:y1="9.959cm" svg:x2="8.556cm" svg:y2="9.993cm">
          <text:p/>
        </draw:line>
        <draw:line draw:style-name="gr1" draw:text-style-name="P1" draw:layer="DrawnInSlideshow" svg:x1="8.556cm" svg:y1="9.993cm" svg:x2="8.556cm" svg:y2="10.009cm">
          <text:p/>
        </draw:line>
        <draw:line draw:style-name="gr1" draw:text-style-name="P1" draw:layer="DrawnInSlideshow" svg:x1="8.556cm" svg:y1="10.009cm" svg:x2="8.556cm" svg:y2="10.043cm">
          <text:p/>
        </draw:line>
        <draw:line draw:style-name="gr1" draw:text-style-name="P1" draw:layer="DrawnInSlideshow" svg:x1="8.556cm" svg:y1="10.043cm" svg:x2="8.539cm" svg:y2="10.093cm">
          <text:p/>
        </draw:line>
        <draw:line draw:style-name="gr1" draw:text-style-name="P1" draw:layer="DrawnInSlideshow" svg:x1="8.539cm" svg:y1="10.093cm" svg:x2="8.539cm" svg:y2="10.109cm">
          <text:p/>
        </draw:line>
        <draw:line draw:style-name="gr1" draw:text-style-name="P1" draw:layer="DrawnInSlideshow" svg:x1="8.539cm" svg:y1="10.109cm" svg:x2="8.539cm" svg:y2="10.143cm">
          <text:p/>
        </draw:line>
        <draw:line draw:style-name="gr1" draw:text-style-name="P1" draw:layer="DrawnInSlideshow" svg:x1="8.539cm" svg:y1="10.143cm" svg:x2="8.523cm" svg:y2="10.159cm">
          <text:p/>
        </draw:line>
        <draw:line draw:style-name="gr1" draw:text-style-name="P1" draw:layer="DrawnInSlideshow" svg:x1="8.523cm" svg:y1="10.159cm" svg:x2="8.523cm" svg:y2="10.176cm">
          <text:p/>
        </draw:line>
        <draw:line draw:style-name="gr1" draw:text-style-name="P1" draw:layer="DrawnInSlideshow" svg:x1="8.523cm" svg:y1="10.176cm" svg:x2="8.523cm" svg:y2="10.209cm">
          <text:p/>
        </draw:line>
        <draw:line draw:style-name="gr1" draw:text-style-name="P1" draw:layer="DrawnInSlideshow" svg:x1="8.523cm" svg:y1="10.209cm" svg:x2="8.506cm" svg:y2="10.226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599cm" svg:height="3.005cm" svg:x="1.2cm" svg:y="0.717cm" presentation:class="title" presentation:placeholder="true">
        <draw:text-box/>
      </draw:frame>
      <draw:frame presentation:style-name="Standard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dc="http://purl.org/dc/elements/1.1/" xmlns:presentation="urn:oasis:names:tc:opendocument:xmlns:presentation:1.0" xmlns:anim="urn:oasis:names:tc:opendocument:xmlns:animation:1.0" xmlns:officeooo="http://openoffice.org/2009/office" office:version="1.2">
  <office:meta>
    <meta:creation-date>2020-04-23T14:01:23.078000000</meta:creation-date>
    <dc:title>24x18impress</dc:title>
    <meta:editing-duration>PT57S</meta:editing-duration>
    <meta:editing-cycles>2</meta:editing-cycles>
    <meta:generator>LOdev70Apr13/7.0.0.0.alpha0$Windows_X86_64 LibreOffice_project/4475bcd83aac7e033fc5250f268eb922bd471e7b</meta:generator>
    <meta:initial-creator>Regina Henschel</meta:initial-creator>
    <dc:date>2020-04-23T14:02:20.231000000</dc:date>
    <dc:creator>Regina Henschel</dc:creator>
    <meta:document-statistic meta:object-count="155"/>
  </office:meta>
</office:document-meta>
</file>